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fo:min-height="3.256cm"/>
    </style:style>
    <style:style style:name="P1" style:family="paragraph">
      <style:text-properties fo:font-family="'Trebuchet MS'" style:font-family-generic="swiss" style:font-pitch="variable"/>
    </style:style>
    <style:style style:name="T1" style:family="text">
      <style:text-properties fo:font-family="'Trebuchet MS'" style:font-family-generic="swiss" style:font-pitch="variable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draw:id="id1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><text:span text:style-name="T1">Computer Graphics</text:span></text:p>
            <text:p><text:span text:style-name="T1"/></text:p>
            <text:p><text:span text:style-name="T1">School of Computer Science</text:span></text:p>
            <text:p><text:span text:style-name="T1">University of Seoul</text:span></text:p>
            <text:p><text:span text:style-name="T1">Minho Kim</text:span></text:p>
          </draw:text-box>
        </draw:frame>
        <anim:par presentation:node-type="timing-root">
          <anim:par smil:begin="id1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draw:id="id2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<text:a xlink:href="http://en.wikipedia.org/wiki/Blinn–Phong_shading_model">Blinn-Phong Shading Model</text:a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ssumed to be broken into (independent) RGB components</text:p>
              </text:list-item>
              <text:list-item>
                <text:p>Materials characterized by the percentage of the incoming RGB components that are reflected</text:p>
              </text:list-item>
              <text:list-item>
                <text:p>Four (independent) components</text:p>
                <text:list>
                  <text:list-item>
                    <text:p>Ambient: bounced &amp; scattered many times, no direction known, lightpos/viewer-independent</text:p>
                  </text:list-item>
                  <text:list-item>
                    <text:p>Diffuse: bounced &amp; scattered in all directions, viewer-independent, lightpos-dependent</text:p>
                  </text:list-item>
                  <text:list-item>
                    <text:p>Specular: reflected in a preferential direction, lightpos/viewer-dependent</text:p>
                  </text:list-item>
                  <text:list-item>
                    <text:p>Emissive: emits light, not affected by lights, not affect lighting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draw:id="id3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Blinn-Phong Shading Model (cont'd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eaning of four components (ambient, diffuse, specular, emissive) for each color</text:p>
                <text:list>
                  <text:list-item>
                    <text:p>Lights – intensity</text:p>
                  </text:list-item>
                  <text:list-item>
                    <text:p>Materials – reflected proportion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draw:id="id4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OpenGL Light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linn-Phong shading model + <text:a xlink:href="http://en.wikipedia.org/wiki/Gouraud_shading">Gouraud shading</text:a></text:p>
              </text:list-item>
              <text:list-item>
                <text:p><text:a xlink:href="http://glprogramming.com/red/chapter05.html">OpenGL lighting equation</text:a></text:p>
              </text:list-item>
              <text:list-item>
                <text:p>Materials can be set for front/back face seperately</text:p>
              </text:list-item>
              <text:list-item>
                <text:p>Lights transformed by modelview matrix (not projection matrix)</text:p>
              </text:list-item>
              <text:list-item>
                <text:p>No shadow (only a vertex-light pair is considered)</text:p>
              </text:list-item>
              <text:list-item>
                <text:p>Reflected light not considered anymore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draw:id="id5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Programm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ighting enabled – <text:span text:style-name="T2">glEnable(GL_LIGHTING)</text:span></text:p>
              </text:list-item>
              <text:list-item>
                <text:p>For each light</text:p>
                <text:list>
                  <text:list-item>
                    <text:p>Turned on – <text:span text:style-name="T2">glEnable(GL_LIGHT#)</text:span></text:p>
                  </text:list-item>
                  <text:list-item>
                    <text:p>Set up (type, position, intensity of each component) – <text:span text:style-name="T2">glLight*</text:span></text:p>
                  </text:list-item>
                </text:list>
              </text:list-item>
              <text:list-item>
                <text:p>For each object (triangle)</text:p>
                <text:list>
                  <text:list-item>
                    <text:p>Material (per face &amp; component) – <text:span text:style-name="T2">glMaterial*</text:span></text:p>
                  </text:list-item>
                  <text:list-item>
                    <text:p>Normal vectors – <text:span text:style-name="T2">glNormal*</text:span></text:p>
                  </text:list-item>
                </text:list>
              </text:list-item>
              <text:list-item>
                <text:p><text:span text:style-name="T3">Requres unit normal vector – </text:span><text:span text:style-name="T2">GL_NORMALIZE</text:span><text:span text:style-name="T3">, </text:span><text:span text:style-name="T2">GL_RESCALE_NORMAL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miscShape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nho Kim</meta:initial-creator>
    <meta:creation-date>2010-09-02T17:57:42</meta:creation-date>
    <dc:date>2010-09-20T00:10:40</dc:date>
    <dc:creator>Minho Kim</dc:creator>
    <meta:editing-duration>PT10H23M50S</meta:editing-duration>
    <meta:editing-cycles>77</meta:editing-cycles>
    <meta:generator>OpenOffice.org/3.2$Unix OpenOffice.org_project/320m12$Build-9483</meta:generator>
    <meta:document-statistic meta:object-count="40"/>
  </office:meta>
</office:document-meta>
</file>